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ff" fo:font-size="14pt" style:font-size-asian="14pt" style:font-size-complex="14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fo:font-style="italic" style:font-size-asian="14pt" style:font-style-asian="italic" style:font-size-complex="14pt" style:font-style-complex="italic"/>
    </style:style>
    <style:style style:name="P4" style:family="paragraph" style:parent-style-name="Standard">
      <style:text-properties fo:font-size="16pt" fo:font-style="italic" style:font-size-asian="16pt" style:font-style-asian="italic" style:font-size-complex="16pt" style:font-style-complex="italic"/>
    </style:style>
    <style:style style:name="P5" style:family="paragraph" style:parent-style-name="Standard" style:master-page-name="MP0">
      <style:paragraph-properties style:page-number="auto" fo:break-before="page"/>
      <style:text-properties fo:color="#000000"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0000ff" fo:font-size="14pt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officeooo:rsid="000d9f0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ozmowa z Sołtysem</text:p>
      <text:p text:style-name="P1"/>
      <text:p text:style-name="P1"/>
      <text:p text:style-name="P1">- Witaj.</text:p>
      <text:p text:style-name="P2">- Czego chcesz?! Nie lubię obcych w mojej wsi, zjeżdżaj stąd, zawżdy wzywam mylicje wiejską.</text:p>
      <text:p text:style-name="P1">- Spokojnie, nie zostanę tu długo, chcę się tylko dostać do miasta.</text:p>
      <text:p text:style-name="P2">- Do miasta mówisz, nie uda ci się, brama jest zawarta. Wpuszczają tylko ludzi, którzy mają glej<text:span text:style-name="T3">t</text:span>.</text:p>
      <text:p text:style-name="P1">- A co się stało?</text:p>
      <text:p text:style-name="P2">- Z powodu zamieszek jakie ostatnio tu panują, banda chopów, jeden z drugim dostała cegłówką po łbach i wymyślili jakieś bzdury, kazałem ich wygnać <text:s/>z naszej wioski, jeśli ty też planujesz jakieś awantury, zastanów się lepiej dwa razy. Drugim powodem jest bestyja, co straszy od niedawna. Ludzi zabija, porządnych ludzi! </text:p>
      <text:p text:style-name="P2"/>
      <text:p text:style-name="P2"/>
      <text:p text:style-name="P1">- Da się jakoś ominąć strażników?</text:p>
      <text:p text:style-name="P1">- Opowiedz mi o tej wiosce.</text:p>
      <text:p text:style-name="P1">- Czy jest coś ciekawego w okolicy?</text:p>
      <text:p text:style-name="P1">- To wszystko, do widzenia</text:p>
      <text:p text:style-name="P2"/>
      <text:p text:style-name="P2"/>
      <text:p text:style-name="P2"/>
      <text:p text:style-name="P1">- Da się jakoś ominąć strażników?</text:p>
      <text:p text:style-name="P2">- Aby przejść przez bramę musisz pokazać glejt strażnikom. Ale ja ci nie dam. Jest jeszcze inna droga za mury, ale nie będę mówił o naszych ścieżkach byle pierwszej lepszej włóczędze.</text:p>
      <text:p text:style-name="P2"/>
      <text:p text:style-name="Standard"><text:span text:style-name="Domyślna_20_czcionka_20_akapitu"><text:span text:style-name="T1">- Dobra, co mam zrobić?</text:span></text:span><text:span text:style-name="Domyślna_20_czcionka_20_akapitu"><text:span text:style-name="T2"> (MOŻLIWOŚĆ 1)</text:span></text:span></text:p>
      <text:p text:style-name="Standard"><text:span text:style-name="Domyślna_20_czcionka_20_akapitu"><text:span text:style-name="T1">- Gadaj albo… </text:span></text:span><text:span text:style-name="Domyślna_20_czcionka_20_akapitu"><text:span text:style-name="T2">(MOŻLIWOŚĆ 2)</text:span></text:span></text:p>
      <text:p text:style-name="P2"/>
      <text:p text:style-name="P2"/>
      <text:p text:style-name="P2"/>
      <text:p text:style-name="P2">MOŻLIWOŚĆ 1</text:p>
      <text:p text:style-name="P2"/>
      <text:p text:style-name="Standard"><text:span text:style-name="Domyślna_20_czcionka_20_akapitu"><text:span text:style-name="T1">- Dobra, co mam zrobić</text:span></text:span><text:span text:style-name="Domyślna_20_czcionka_20_akapitu"><text:span text:style-name="T2">?</text:span></text:span></text:p>
      <text:p text:style-name="P2">- Mądra z ciebie dziewka. Ale co ty możesz?</text:p>
      <text:p text:style-name="Standard"><text:span text:style-name="Domyślna_20_czcionka_20_akapitu"><text:span text:style-name="T1">- Całkiem dużo, nawet rzepa mi nie straszna.</text:span></text:span></text:p>
      <text:p text:style-name="P2">- Rzepa, rzepą, ale nie ucieknie. Jest pewna sprawa, a ludzi brakuje. Ale gadać ci nie będę, boś obca.</text:p>
      <text:p text:style-name="P1">- Więc co mam zrobić, żebyś mi zaufał?</text:p>
      <text:p text:style-name="P2">- Przekonaj do siebie miejscowych, to przekonasz i mnie.</text:p>
      <text:p text:style-name="P1">- Jak mam to zrobić, wszyscy w wiosce trzymają się ode mnie z daleka i nie spotkałam nikogo, kto chciałby ze mną rozmawiać.</text:p>
      <text:p text:style-name="P2"><text:soft-page-break/>- To nie jest przeszkoda, powiedz, że ja cię przysyłam, zacznij od Antoniego.</text:p>
      <text:p text:style-name="P1">- Dobrze, zobaczę co da się zrobić.</text:p>
      <text:p text:style-name="P2"/>
      <text:p text:style-name="P2"/>
      <text:p text:style-name="P2"/>
      <text:p text:style-name="P2">MOŻLIWOŚĆ 2</text:p>
      <text:p text:style-name="P2"/>
      <text:p text:style-name="P1">- Gadaj albo…</text:p>
      <text:p text:style-name="P2">- A bo co? Spróbuj tylko podnieść na mnie rękę, a mylicja bez wahania spoli cie na stosie za te czory. Przysługa za przysługę, tak to tu jest.</text:p>
      <text:p text:style-name="Standard"><text:span text:style-name="Domyślna_20_czcionka_20_akapitu"><text:span text:style-name="T1">- Dobra, co mam zrobić</text:span></text:span><text:span text:style-name="Domyślna_20_czcionka_20_akapitu"><text:span text:style-name="T2">?</text:span></text:span></text:p>
      <text:p text:style-name="P2">- Mądra z ciebie dziewka. Ale co ty możesz?</text:p>
      <text:p text:style-name="Standard"><text:span text:style-name="Domyślna_20_czcionka_20_akapitu"><text:span text:style-name="T1">- Całkiem dużo, nawet rzepa mi nie straszna.</text:span></text:span></text:p>
      <text:p text:style-name="P2">- Rzepa, rzepą, ale nie ucieknie. Jest pewna sprawa, a ludzi brakuje. Ale gadać ci nie będę, boś obca.</text:p>
      <text:p text:style-name="P1">- Więc co mam zrobić, żebyś mi zaufał?</text:p>
      <text:p text:style-name="P2">- Powiedziałbym radź sobie sama, ale zaznaj mojej łaski. Przekonaj do siebie miejscowych, to przekonasz i mnie.</text:p>
      <text:p text:style-name="P1">- Jak mam to zrobić, wszyscy w wiosce trzymają się ode mnie z daleka i nie spotkałam nikogo, kto chciałby ze mną rozmawiać.</text:p>
      <text:p text:style-name="P2"/>
      <text:p text:style-name="P2"/>
      <text:p text:style-name="P2"/>
      <text:p text:style-name="P2"/>
      <text:p text:style-name="P1">- Opowiedz mi o tej wiosce.</text:p>
      <text:p text:style-name="P2">- Zwana jest wioską Nawrotów. Wiela nas tu nie ma, a i wioska nie ogromna i bogata, ale radzim sobie. Klucz to dyscyplina i nie zadawanie się z każdo nowo przybyłym włóczęgom. Raz tu przyloz taki co chopą mówił, że magia Nasza zła, a te debile uwierzyły! To żem psami poszczuł. </text:p>
      <text:p text:style-name="P2"/>
      <text:p text:style-name="P2"/>
      <text:p text:style-name="P2"/>
      <text:p text:style-name="P1">- A jest tu coś ciekawego?</text:p>
      <text:p text:style-name="P2">- Maryna mieszka z boku, ale pewno nie o to ci chodziło. Jest jezioro, las, łąki, pola i Maryna. Stara kopalnia, jest już zamknięta z dziesięć lat. Cmentarz z kryptą, gdzie leży parę znanych, zimnych i szanownych ludzi z okolicy.</text:p>
      <text:p text:style-name="P2"/>
      <text:p text:style-name="P2"/>
      <text:p text:style-name="P2"/>
      <text:p text:style-name="P2"/>
      <text:p text:style-name="P1">- To wszystko, do widzenia.</text:p>
      <text:p text:style-name="P2">- Żegnam.</text:p>
      <text:p text:style-name="P2">Koniec Rozmowy</text:p>
      <text:p text:style-name="P2"/>
      <text:p text:style-name="P2"/>
      <text:p text:style-name="P2"><text:soft-page-break/></text:p>
      <text:p text:style-name="P2"/>
      <text:p text:style-name="P2"/>
      <text:p text:style-name="P2">- Cześć i chwała Si’diredowi. Czego chcesz?</text:p>
      <text:p text:style-name="P2"/>
      <text:p text:style-name="P1">- I co mówią o mnie ludzie w wiosce?</text:p>
      <text:p text:style-name="P1">- Opowiedz mi o tej wiosce.</text:p>
      <text:p text:style-name="P1">- Czy jest coś ciekawego w okolicy?</text:p>
      <text:p text:style-name="P1">- To wszystko, do widzenia</text:p>
      <text:p text:style-name="P2">[Zapętlone do końca wykonywania zadania]</text:p>
      <text:p text:style-name="P2"/>
      <text:p text:style-name="P2"/>
      <text:p text:style-name="P2">Gdy nie wykonamy jeszcze żadnego zadania</text:p>
      <text:p text:style-name="P1">- I co mówią o mnie ludzie w wiosce?</text:p>
      <text:p text:style-name="P2">- Uważasz mnie za idiotę? Pomóż najpierw komuś, a nie przyłaź z nadzieją, że nie wiem co dzieje się w mojej wiosce.</text:p>
      <text:p text:style-name="P2"/>
      <text:p text:style-name="P2"/>
      <text:p text:style-name="P2">Zadowolony (Antoni)</text:p>
      <text:p text:style-name="P1">- I co mówią o mnie ludzie w wiosce?</text:p>
      <text:p text:style-name="P2">- Antoni chodzi zadowolony, ponoć dobrze się spisałaś.</text:p>
      <text:p text:style-name="P2"/>
      <text:p text:style-name="P2"/>
      <text:p text:style-name="P2">NEUTRALNY (Antoni)</text:p>
      <text:p text:style-name="P1">- I co mówią o mnie ludzie w wiosce?</text:p>
      <text:p text:style-name="P2">- Antoni nic ciekawego o tobie nie gada.</text:p>
      <text:p text:style-name="P2"/>
      <text:p text:style-name="P2"/>
      <text:p text:style-name="P2">Zły (Antoni)</text:p>
      <text:p text:style-name="P1">- I co mówią o mnie ludzie w wiosce?</text:p>
      <text:p text:style-name="P2">- Antoni nie był zachwycony, mówił że go oszukałaś, nie wiem jak jest naprawdę, ale nie mówi to o tobie za dobrze.</text:p>
      <text:p text:style-name="P2"/>
      <text:p text:style-name="P2"/>
      <text:p text:style-name="P2">Bardzo ZŁY (Antoni)</text:p>
      <text:p text:style-name="P1">- I co mówią o mnie ludzie w wiosce?</text:p>
      <text:p text:style-name="P2">- Powiedzieć, że Antoni cię nie polubił, to jak powiedzieć, że lawa to taka ciepła woda. Wyklinał cię od złodziei i kłamców. Nie mieszam się w takie sprawy, ale uważaj bo gdy wróci do miasta może się na tobie zemścić.</text:p>
      <text:p text:style-name="P2"/>
      <text:p text:style-name="P2"/>
      <text:p text:style-name="P2"/>
      <text:p text:style-name="P2">Po wykonaniu zadania u rolnika</text:p>
      <text:p text:style-name="P2">- (Rolnik) jest ci wdzięczny za pomoc</text:p>
      <text:p text:style-name="P2"/>
      <text:p text:style-name="P2"><text:soft-page-break/>Po wykonaniu u Zielarza</text:p>
      <text:p text:style-name="P2">- (Zielarz) mówi, że znasz się na ziołach i pomogłaś mu z naparem leczniczym</text:p>
      <text:p text:style-name="P2"/>
      <text:p text:style-name="P2">Po wykonaniu u Jakiegoś Chłopa</text:p>
      <text:p text:style-name="P2">- (Ktoś) mówi, że pomogłaś wiosce z pozbyciem się atakujących nas dzikich zwierząt</text:p>
      <text:p text:style-name="P2"/>
      <text:p text:style-name="P2"/>
      <text:p text:style-name="P2"/>
      <text:p text:style-name="P2"/>
      <text:p text:style-name="P2"/>
      <text:p text:style-name="P2">Po wykonaniu za małej ilości zadań</text:p>
      <text:p text:style-name="P2">- Niestety to jeszcze za mało, bym mógł ci powierzyć zadanie jakże ważne dla mnie i mojej wioski</text:p>
      <text:p text:style-name="P2"/>
      <text:p text:style-name="P2"/>
      <text:p text:style-name="P2">Po wykonaniu odpowiedniej ilości zadań</text:p>
      <text:p text:style-name="P2">- Ludzie w wiosce o tobie dobrze mówią, myślę, że mogę ci zaufać.</text:p>
      <text:p text:style-name="P2"/>
      <text:p text:style-name="P2"/>
      <text:p text:style-name="P2"/>
      <text:p text:style-name="P2"/>
      <text:p text:style-name="P1">- Co mam zrobić, żeby dostać się do miasta?</text:p>
      <text:p text:style-name="P1">- Opowiedz mi o tej wiosce.</text:p>
      <text:p text:style-name="P1">- Czy jest coś ciekawego w okolicy?</text:p>
      <text:p text:style-name="P1">- To wszystko, do widzeni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- Co mam zrobić, żeby dostać się do miasta?</text:p>
      <text:p text:style-name="P2">- Pamiętasz o potworze, to dobrze. Nie wiem czy słyszałaś od chopów, albo od tego przybłędy Jero, że potwór to mutant magii użyźniającej uprawy. Bujda, jedno jest pewne, potwór istnieje, i trzeba się nim zająć. Z powodu wojny miasto ma nas w rzyci.</text:p>
      <text:p text:style-name="P1">- Mam więc sama zabić potwora?</text:p>
      <text:p text:style-name="P2">- Dasz radę, a gdybyś dowiedziała się skąd pojawia się ta bestia, sypnąłbym złotem. </text:p>
      <text:p text:style-name="P1">- Dobrze, zabiję potwora, poznam jego historię.</text:p>
      <text:p text:style-name="P2">- Cieszy mnie to. Kopalnie znajdziesz kierując się na zachód od wioski, jeśli jeszcze twoje wędrowcze zapędy cię tam nie zaprowadziły. Pośpiesz się.</text:p>
      <text:p text:style-name="P2"/>
      <text:p text:style-name="P2"/>
      <text:p text:style-name="P2"><text:soft-page-break/></text:p>
      <text:p text:style-name="P2"/>
      <text:p text:style-name="P1">- Jeśli chodzi o potwora z kopalni.</text:p>
      <text:p text:style-name="P1">- Opowiedz mi o tej wiosce.</text:p>
      <text:p text:style-name="P1">- Czy jest coś ciekawego w okolicy?</text:p>
      <text:p text:style-name="P1">- To wszystko, do widzenia</text:p>
      <text:p text:style-name="P2"/>
      <text:p text:style-name="P2"/>
      <text:p text:style-name="P2"/>
      <text:p text:style-name="P2"/>
      <text:p text:style-name="P1">- Jeśli chodzi o potwora z kopalni.</text:p>
      <text:p text:style-name="P2">- Tak?</text:p>
      <text:p text:style-name="P1">- Nie żyje, został pogrzebany pod stertą kamieni.</text:p>
      <text:p text:style-name="P2">- To dobrze, szczerze nie sadziłem że ci się uda. Widzę, że bardzo zależy ci na dostaniu się do miasta. Powiedz mi, wiesz jak się tu pojawił?</text:p>
      <text:p text:style-name="P2"/>
      <text:p text:style-name="P2"/>
      <text:p text:style-name="P2"/>
      <text:p text:style-name="P4">Gdy znaleźliśmy list przy zwłokach</text:p>
      <text:p text:style-name="P1">- Tak, został przyzwany przez grupę protestujących na rozkaz Jero. O to dowód (oddajemy list).</text:p>
      <text:p text:style-name="P2">- Wiedziałem, że ten heretyk maczał w tym palce. Daj mi ten list. Moja milycja wiejska się nim zajmie, póki brama nie zostanie otwarta. Weź to złoto za pomoc.</text:p>
      <text:p text:style-name="P1">- A co z dostaniem się do miasta?</text:p>
      <text:p text:style-name="P2">- Pamiętam, nie bój się, jestem słownym człowiekiem. Nie mam glejtu, ale znam inną drogę. Prowadzi przez jaskinie, na wschód stąd. Tunele są długie i zawiłe, jak włosy Maryny, ale jest to jedyna droga.</text:p>
      <text:p text:style-name="P2"/>
      <text:p text:style-name="P4">Gdy nie znaleźliśmy listu przy zwłokach</text:p>
      <text:p text:style-name="P1">- Nie, niestety nie udało mi się.</text:p>
      <text:p text:style-name="P2">- No cóż, trudno przynajmniej bestyja ubita, już nie będzie straszyć. Ale żem jest słowny człek. Nie mam glejtu, ale znam inną drogę. Prowadzi przez jaskinie, na wschód stąd. Tunele są długie i zawiłe, jak włosy Maryny, ale jest to jedyna droga.</text:p>
      <text:p text:style-name="P2"/>
      <text:p text:style-name="P2"/>
      <text:p text:style-name="P3">[I koniec wypowiedzi niezależnie od znalezienia zwłok]</text:p>
      <text:p text:style-name="P1">- Dziękuję za pomoc.</text:p>
      <text:p text:style-name="P2">- Także dziękuje w imieniu moim, jak i mieszkańców wioski Nawrotów za pomoc z bestią.</text:p>
      <text:p text:style-name="P2">- Dobra z ciebie dziewczyna, bywaj.</text:p>
      <text:p text:style-name="P2"/>
      <text:p text:style-name="P2"/>
      <text:p text:style-name="P2"/>
      <text:p text:style-name="P2"/>
      <text:p text:style-name="P1"><text:soft-page-break/>- Jak dostać się do zamku?</text:p>
      <text:p text:style-name="P1">- Opowiedz mi o tej wiosce.</text:p>
      <text:p text:style-name="P1">- Czy jest coś ciekawego w okolicy?</text:p>
      <text:p text:style-name="P1">- To wszystko, do widzenia</text:p>
      <text:p text:style-name="P2"/>
      <text:p text:style-name="P2"/>
      <text:p text:style-name="P2"/>
      <text:p text:style-name="P1">- Jak dostać się do zamku?</text:p>
      <text:p text:style-name="P2">- <text:s/>Mało znane przejście prowadzi przez jaskinie, która znajduje się na zachód stąd. Tunele są długie i zawiłe, ale jest to alternatywne przejście za mury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ny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Legenda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omyślna_20_czcionka_20_akapitu" style:display-name="Domyślna czcionka akapitu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0.3$Windows_x86 LibreOffice_project/7074905676c47b82bbcfbea1aeefc84afe1c50e1</meta:generator>
    <dc:title/>
    <meta:creation-date>2019-03-31T18:59:00Z</meta:creation-date>
    <dc:date>2019-04-17T22:15:15.513000000</dc:date>
    <meta:editing-cycles>6</meta:editing-cycles>
    <meta:editing-duration>PT1H36M24S</meta:editing-duration>
    <meta:document-statistic meta:table-count="0" meta:image-count="0" meta:object-count="0" meta:page-count="6" meta:paragraph-count="109" meta:word-count="1234" meta:character-count="6790" meta:non-whitespace-character-count="5660"/>
    <meta:template xlink:type="simple" xlink:actuate="onRequest" xlink:title="" xlink:href="Normal"/>
  </office:meta>
</office:document-meta>
</file>